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4.499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2.325cm"/>
    </style:style>
    <style:style style:name="Tableau1.C" style:family="table-column">
      <style:table-column-properties style:column-width="6.509cm"/>
    </style:style>
    <style:style style:name="Tableau1.1" style:family="table-row">
      <style:table-row-properties style:min-row-height="3.096cm"/>
    </style:style>
    <style:style style:name="Tableau1.2" style:family="table-row">
      <style:table-row-properties style:min-row-height="2.223cm"/>
    </style:style>
    <style:style style:name="P1" style:family="paragraph" style:parent-style-name="Table_20_Contents">
      <style:text-properties officeooo:rsid="0002ab3b" officeooo:paragraph-rsid="0002ab3b"/>
    </style:style>
    <style:style style:name="P2" style:family="paragraph" style:parent-style-name="Table_20_Contents">
      <style:paragraph-properties fo:text-align="end" style:justify-single-word="false"/>
      <style:text-properties officeooo:rsid="0002ab3b" officeooo:paragraph-rsid="0002ab3b"/>
    </style:style>
    <style:style style:name="P3" style:family="paragraph" style:parent-style-name="Standard">
      <style:text-properties officeooo:rsid="00051c2b" officeooo:paragraph-rsid="00051c2b"/>
    </style:style>
    <style:style style:name="P4" style:family="paragraph" style:parent-style-name="Standard">
      <style:paragraph-properties fo:text-align="start" style:justify-single-word="false"/>
      <style:text-properties officeooo:rsid="00051c2b" officeooo:paragraph-rsid="00051c2b"/>
    </style:style>
    <style:style style:name="P5" style:family="paragraph" style:parent-style-name="Standard">
      <style:paragraph-properties fo:text-align="start" style:justify-single-word="false"/>
      <style:text-properties officeooo:rsid="000659ab" officeooo:paragraph-rsid="00051c2b"/>
    </style:style>
    <style:style style:name="P6" style:family="paragraph" style:parent-style-name="Standard" style:list-style-name="L5">
      <style:paragraph-properties fo:text-align="start" style:justify-single-word="false"/>
      <style:text-properties officeooo:rsid="000659ab" officeooo:paragraph-rsid="000659ab"/>
    </style:style>
    <style:style style:name="P7" style:family="paragraph" style:parent-style-name="Standard" style:list-style-name="L6">
      <style:paragraph-properties fo:text-align="start" style:justify-single-word="false"/>
      <style:text-properties officeooo:rsid="000659ab" officeooo:paragraph-rsid="000659ab"/>
    </style:style>
    <style:style style:name="P8" style:family="paragraph" style:parent-style-name="Standard" style:list-style-name="L8">
      <style:paragraph-properties fo:text-align="start" style:justify-single-word="false"/>
      <style:text-properties officeooo:rsid="000659ab" officeooo:paragraph-rsid="000659ab"/>
    </style:style>
    <style:style style:name="P9" style:family="paragraph" style:parent-style-name="Standard">
      <style:paragraph-properties fo:text-align="start" style:justify-single-word="false"/>
      <style:text-properties officeooo:rsid="000659ab" officeooo:paragraph-rsid="0007dbde"/>
    </style:style>
    <style:style style:name="P10" style:family="paragraph" style:parent-style-name="Standard" style:list-style-name="L8">
      <style:paragraph-properties fo:text-align="start" style:justify-single-word="false"/>
      <style:text-properties officeooo:paragraph-rsid="000659ab"/>
    </style:style>
    <style:style style:name="P11" style:family="paragraph" style:parent-style-name="Standard">
      <style:paragraph-properties fo:text-align="start" style:justify-single-word="false"/>
      <style:text-properties officeooo:rsid="0007dbde" officeooo:paragraph-rsid="0007dbde"/>
    </style:style>
    <style:style style:name="P12" style:family="paragraph" style:parent-style-name="Standard" style:list-style-name="Numbering_20_1">
      <style:paragraph-properties fo:text-align="start" style:justify-single-word="false"/>
      <style:text-properties officeooo:rsid="0007dbde" officeooo:paragraph-rsid="0007dbde"/>
    </style:style>
    <style:style style:name="P13" style:family="paragraph" style:parent-style-name="Standard" style:list-style-name="L9">
      <style:paragraph-properties fo:text-align="start" style:justify-single-word="false"/>
      <style:text-properties officeooo:rsid="0007dbde" officeooo:paragraph-rsid="0007dbde"/>
    </style:style>
    <style:style style:name="P14" style:family="paragraph" style:parent-style-name="Standard" style:list-style-name="L10">
      <style:paragraph-properties fo:text-align="start" style:justify-single-word="false"/>
      <style:text-properties officeooo:rsid="0007dbde" officeooo:paragraph-rsid="0007dbde"/>
    </style:style>
    <style:style style:name="P15" style:family="paragraph" style:parent-style-name="Standard" style:list-style-name="L11">
      <style:paragraph-properties fo:text-align="start" style:justify-single-word="false"/>
      <style:text-properties officeooo:rsid="0007dbde" officeooo:paragraph-rsid="0007dbde"/>
    </style:style>
    <style:style style:name="P16" style:family="paragraph" style:parent-style-name="Standard" style:list-style-name="L12">
      <style:paragraph-properties fo:text-align="start" style:justify-single-word="false"/>
      <style:text-properties officeooo:rsid="0007dbde" officeooo:paragraph-rsid="0007dbde"/>
    </style:style>
    <style:style style:name="P17" style:family="paragraph" style:parent-style-name="Standard" style:list-style-name="L13">
      <style:paragraph-properties fo:text-align="start" style:justify-single-word="false"/>
      <style:text-properties officeooo:rsid="0007dbde" officeooo:paragraph-rsid="0007dbde"/>
    </style:style>
    <style:style style:name="P18" style:family="paragraph" style:parent-style-name="Table_20_Contents">
      <style:paragraph-properties fo:text-align="end" style:justify-single-word="false"/>
      <style:text-properties style:font-name="Liberation Serif1" officeooo:rsid="0002ab3b" officeooo:paragraph-rsid="0002ab3b"/>
    </style:style>
    <style:style style:name="T1" style:family="text">
      <style:text-properties officeooo:rsid="000659ab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Caption_20_character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6">
      <number:month number:style="long" number:textual="true"/>
      <number:text> </number:text>
      <number:day-of-week number:style="long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office:value-type="string">
            <text:p text:style-name="P1">OpenOffice.org</text:p>
            <text:p text:style-name="P1">Suite Bureautique Libre</text:p>
            <text:p text:style-name="P1">1 avenue de de la GPL</text:p>
            <text:p text:style-name="P1">Free Software Foundation</text:p>
            <text:p text:style-name="P1"><text:a xlink:type="simple" xlink:href="http://www.openoffice.org/">http://www.openoffice.org/</text:a></text:p>
            <text:p text:style-name="P1">http://lang.openoffice.org/fr/</text:p>
          </table:table-cell>
          <table:table-cell office:value-type="string">
            <text:p text:style-name="Table_20_Contents"/>
          </table:table-cell>
          <table:table-cell office:value-type="string">
            <text:p text:style-name="P2">FSF Europe, <text:date style:data-style-name="N106" text:date-value="2015-03-04T13:34:58.073380719" text:fixed="true">mars mercredi, 2015</text:date></text:p>
          </table:table-cell>
        </table:table-row>
        <table:table-row table:style-name="Tableau1.2">
          <table:table-cell office:value-type="string">
            <text:p text:style-name="Table_20_Contents"/>
          </table:table-cell>
          <table:table-cell office:value-type="string">
            <text:p text:style-name="P18">À <text:s text:c="2"/></text:p>
          </table:table-cell>
          <table:table-cell office:value-type="string">
            <text:p text:style-name="P1">M. Richard M. Stallman</text:p>
            <text:p text:style-name="P1">Projet GNU</text:p>
            <text:p text:style-name="P1">Free Software Foundation</text:p>
            <text:p text:style-name="P1">http://www.gnu.org/</text:p>
          </table:table-cell>
        </table:table-row>
      </table:table>
      <text:p text:style-name="Standard"/>
      <text:p text:style-name="Standard"/>
      <text:p text:style-name="Standard"/>
      <text:p text:style-name="P4"><text:tab/>Jean________165………………….165,8<text:tab/><text:tab/>demain</text:p>
      <text:p text:style-name="P3"><text:tab/>Paul________134…………………...67,9<text:tab/><text:tab/>demain</text:p>
      <text:p text:style-name="P4"><text:tab/>Pierre_______34………………….4567,86<text:tab/><text:tab/> <text:s text:c="4"/>hier</text:p>
      <text:p text:style-name="P5"/>
      <text:list xml:id="list6051043611009331795" text:style-name="L9">
        <text:list-item>
          <text:p text:style-name="P13">Premier élément</text:p>
        </text:list-item>
      </text:list>
      <text:list xml:id="list7728976888322795421" text:style-name="L10">
        <text:list-item>
          <text:p text:style-name="P14">Deuxième élément</text:p>
        </text:list-item>
      </text:list>
      <text:list xml:id="list757517136130284608" text:style-name="L11">
        <text:list-item>
          <text:list>
            <text:list-item>
              <text:p text:style-name="P15">Premier sous-élément</text:p>
            </text:list-item>
          </text:list>
        </text:list-item>
      </text:list>
      <text:list xml:id="list616471465542558775" text:style-name="L12">
        <text:list-item>
          <text:list>
            <text:list-item>
              <text:p text:style-name="P16">Deuxième sous-élément</text:p>
            </text:list-item>
          </text:list>
        </text:list-item>
      </text:list>
      <text:list xml:id="list6237317838544841498" text:style-name="L13">
        <text:list-item>
          <text:p text:style-name="P17">Troisième élément</text:p>
        </text:list-item>
      </text:list>
      <text:p text:style-name="P9"/>
      <text:p text:style-name="P9"/>
      <text:list xml:id="list2777780750949768909" text:style-name="Numbering_20_1">
        <text:list-item>
          <text:p text:style-name="P12">Premier élément</text:p>
        </text:list-item>
        <text:list-item>
          <text:p text:style-name="P12">Deuxième élément</text:p>
          <text:list>
            <text:list-item>
              <text:p text:style-name="P12">Premier sous-élément</text:p>
            </text:list-item>
            <text:list-item>
              <text:p text:style-name="P12">Deuxième sous-élément</text:p>
            </text:list-item>
          </text:list>
        </text:list-item>
        <text:list-item>
          <text:p text:style-name="P12">Troisième élément</text:p>
        </text:list-item>
      </text:list>
      <text:p text:style-name="P11"/>
      <text:p text:style-name="P11"/>
      <text:p text:style-name="P11"><draw:frame draw:style-name="fr1" draw:name="Objet1" text:anchor-type="as-char" svg:y="-0.619cm" svg:width="4.387cm" svg:height="1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ressand </meta:initial-creator>
    <meta:creation-date>2015-03-04T13:24:49.351727136</meta:creation-date>
    <dc:date>2015-03-04T14:33:28.334316560</dc:date>
    <dc:creator>jbressand </dc:creator>
    <meta:editing-duration>PT39M59S</meta:editing-duration>
    <meta:editing-cycles>3</meta:editing-cycles>
    <meta:generator>LibreOffice/4.2.7.2$Linux_X86_64 LibreOffice_project/420m0$Build-2</meta:generator>
    <meta:document-statistic meta:table-count="1" meta:image-count="0" meta:object-count="1" meta:page-count="1" meta:paragraph-count="26" meta:word-count="68" meta:character-count="561" meta:non-whitespace-character-count="51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+</mo>
          <mfrac>
            <mrow>
              <mi>b</mi>
              <mo stretchy="false">∗</mo>
              <mn>5</mn>
            </mrow>
            <mrow>
              <mrow>
                <mfrac>
                  <mi>b</mi>
                  <mi>c</mi>
                </mfrac>
                <mo stretchy="false">+</mo>
                <mrow>
                  <mn>3</mn>
                  <mo stretchy="false">⋅</mo>
                  <mrow>
                    <munderover>
                      <mo stretchy="false">∫</mo>
                      <mn>0</mn>
                      <mi>x</mi>
                    </munderover>
                    <mi>g</mi>
                  </mrow>
                </mrow>
              </mrow>
              <mrow>
                <mo fence="true" stretchy="false">(</mo>
                <mrow>
                  <mi>t</mi>
                </mrow>
                <mo fence="true" stretchy="false">)</mo>
              </mrow>
              <mi mathvariant="italic">dt</mi>
            </mrow>
          </mfrac>
        </mrow>
      </mrow>
    </mrow>
    <annotation encoding="StarMath 5.0">f( x )=a+ {b*5} over { {b} over {c} + 3 cdot int from 0 to x g(t) dt } </annotation>
  </semantics>
</math>
</file>